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nux Biolinum G" svg:font-family="'Linux Biolinum G'" style:font-adornments="Normal"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adornments="Cursiv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small-caps" fo:color="#ffffff" style:font-name="Arial Black" style:text-underline-style="solid" style:text-underline-type="double" style:text-underline-width="auto" style:text-underline-color="font-color" officeooo:rsid="000b1ee8" officeooo:paragraph-rsid="000b1ee8" fo:background-color="#808080" style:font-size-asian="10.5pt" style:text-scale="130%" style:font-relief="embossed" style:text-overline-style="dotted" style:text-overline-width="auto" style:text-overline-color="font-color"/>
    </style:style>
    <style:style style:name="P2" style:family="paragraph" style:parent-style-name="Standard">
      <style:text-properties fo:color="#000080" style:font-name="Linux Biolinum G" fo:font-size="14pt" officeooo:rsid="000b1ee8" officeooo:paragraph-rsid="000b1ee8" fo:background-color="#3deb3d" style:font-size-asian="10.5pt" style:shadow="none"/>
    </style:style>
    <style:style style:name="P3" style:family="paragraph" style:parent-style-name="Standard">
      <style:text-properties fo:color="#800000" style:text-outline="true" style:font-name="Verdana" fo:font-size="10pt" officeooo:rsid="000b1ee8" officeooo:paragraph-rsid="000b1ee8" fo:background-color="transparent" style:font-size-asian="10pt" style:font-size-complex="10pt"/>
    </style:style>
    <style:style style:name="P4" style:family="paragraph" style:parent-style-name="Standard">
      <style:text-properties style:text-line-through-style="solid" style:text-line-through-type="single" style:font-name="Courier New" fo:font-size="11pt" officeooo:rsid="000b1ee8" officeooo:paragraph-rsid="000b1ee8" style:font-size-asian="11pt" style:font-size-complex="11pt"/>
    </style:style>
    <style:style style:name="P5" style:family="paragraph" style:parent-style-name="Standard">
      <style:text-properties fo:color="#008000" style:font-name="Times New Roman" fo:font-size="9pt" fo:letter-spacing="0.071cm" fo:font-style="italic" style:text-underline-style="solid" style:text-underline-type="double" style:text-underline-width="auto" style:text-underline-color="font-color" officeooo:rsid="000b1ee8" officeooo:paragraph-rsid="000b1ee8" style:text-underline-mode="skip-white-space" style:text-overline-mode="skip-white-space" style:text-line-through-mode="skip-white-space" fo:background-color="transparent" style:font-size-asian="10.5pt" fo:padding="0.199cm" fo:border-left="0.26pt solid #000000" fo:border-right="0.26pt solid #000000" fo:border-top="none" fo:border-bottom="none" style:shadow="none"/>
    </style:style>
    <style:style style:name="P6" style:family="paragraph" style:parent-style-name="Standard">
      <style:text-properties style:font-name="Calibri" fo:font-size="14pt" fo:font-weight="bold" officeooo:rsid="000b1ee8" officeooo:paragraph-rsid="000b1ee8" fo:background-color="#e6ff00" style:font-size-asian="14pt" style:font-weight-asian="bold" style:font-size-complex="14pt" style:font-weight-complex="bold"/>
    </style:style>
    <style:style style:name="P7" style:family="paragraph" style:parent-style-name="Standard">
      <style:text-properties fo:text-transform="capitalize" style:font-name="Book Antiqua" fo:font-size="11pt" fo:letter-spacing="0.035cm" officeooo:rsid="000b1ee8" officeooo:paragraph-rsid="000b1ee8" style:font-size-asian="11pt" style:font-size-complex="11pt" fo:padding="0.049cm" fo:border-left="none" fo:border-right="none" fo:border-top="0.51pt solid #000000" fo:border-bottom="0.51pt solid #000000" style:shadow="none"/>
    </style:style>
    <style:style style:name="T1" style:family="text">
      <style:text-properties fo:font-weight="bold" style:font-weight-asian="bold" style:font-weight-complex="bold"/>
    </style:style>
    <style:style style:name="T2" style:family="text">
      <style:text-properties style:text-rotation-angle="90" style:text-rotation-scale="line-height"/>
    </style:style>
    <style:style style:name="T3" style:family="text">
      <style:text-properties style:text-position="super 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tren japonés bate el récord mundial de velocidad con 590 km/hora</text:p>
      <text:p text:style-name="P7">Un tren nipón de levitación magnética alcanzó este jueves los 590 kilómetros por hora en un recorrido de pruebas, lo que marca un nuevo récord mundial de velocidad para este tipo de vehículos, anunció la compañía ferroviaria JR Central.</text:p>
      <text:p text:style-name="P2">La empresa <text:span text:style-name="T1">nipona</text:span> batió así la hasta ahora velocidad máxima registrada por un tren con conductor, de 581 kilómetros por hora, lograda por otro de sus trenes «<text:span text:style-name="T1">Maglev</text:span>» («magnetic levitation») en <text:span text:style-name="T1">diciembre</text:span> de <text:span text:style-name="T1">2003</text:span>.</text:p>
      <text:p text:style-name="P3"><text:span text:style-name="T2">JR Central</text:span> estableció este récord con un nuevo modelo «Maglev» en su línea de pruebas situada en Yamanashi (centro), según explicó en un comunicado.</text:p>
      <text:p text:style-name="P4">Su último modelo de «Maglev» ha recorrido más de un millón de kilómetros en su actual fase de pruebas, según detalló la compañía, que prevé abrir en 2027 la primera línea operada por un tren de levitación magnética en este país.</text:p>
      <text:p text:style-name="P5">Los trenes «Maglev» funcionan a través de un sistema de levitación magnética que usa motores lineales instalados cerca de los raíles. El campo magnético permite que el tren se eleve hasta <text:span text:style-name="T3">10 centímetros</text:span> por encima de los raíles, lo que elimina el contacto y deja al aire como único elemento de rozamiento, favoreciendo así la velocidad.</text:p>
      <text:p text:style-name="P6">El proyecto tendrá un coste estimado de 9 billones de yenes (unos 66.600 millones de euros), según la compañ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nux Biolinum G" svg:font-family="'Linux Biolinum G'" style:font-adornments="Normal"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adornments="Cursiv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35cm" fo:margin-bottom="2.649cm" fo:margin-left="4.001cm" fo:margin-right="3.15cm" style:shadow="#280099 -0.101cm -0.10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8:09:34.243000000</meta:creation-date>
    <meta:print-date>2015-04-19T19:42:52.698000000</meta:print-date>
    <dc:date>2015-04-25T06:59:37.098000000</dc:date>
    <meta:editing-duration>PT4M15S</meta:editing-duration>
    <meta:editing-cycles>2</meta:editing-cycles>
    <meta:generator>LibreOffice/4.3.6.2$Windows_x86 LibreOffice_project/d50a87b2e514536ed401c18000dad4660b6a169e</meta:generator>
    <meta:document-statistic meta:table-count="0" meta:image-count="0" meta:object-count="0" meta:page-count="1" meta:paragraph-count="7" meta:word-count="225" meta:character-count="1337" meta:non-whitespace-character-count="1119"/>
  </office:meta>
</office:document-meta>
</file>